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number-columns-repeated="16365" table:default-cell-style-name="ce1"/>
        <table:table-row table:style-name="ro1">
          <table:table-cell table:style-name="ce1"/>
          <table:table-cell office:value-type="string" table:style-name="ce2">
            <text:p>KW28</text:p>
          </table:table-cell>
          <table:table-cell office:value-type="string" table:style-name="ce1">
            <text:p>KW34</text:p>
          </table:table-cell>
          <table:table-cell office:value-type="string" table:style-name="ce1">
            <text:p>KW35</text:p>
          </table:table-cell>
          <table:table-cell office:value-type="string" table:style-name="ce1">
            <text:p>KW36</text:p>
          </table:table-cell>
          <table:table-cell office:value-type="string" table:style-name="ce1">
            <text:p>KW37</text:p>
          </table:table-cell>
          <table:table-cell office:value-type="string" table:style-name="ce1">
            <text:p>KW38</text:p>
          </table:table-cell>
          <table:table-cell office:value-type="string" table:style-name="ce1">
            <text:p>KW39</text:p>
          </table:table-cell>
          <table:table-cell office:value-type="string" table:style-name="ce1">
            <text:p>KW40</text:p>
          </table:table-cell>
          <table:table-cell office:value-type="string" table:style-name="ce1">
            <text:p>KW41</text:p>
          </table:table-cell>
          <table:table-cell office:value-type="string" table:style-name="ce1">
            <text:p>KW42</text:p>
          </table:table-cell>
          <table:table-cell office:value-type="date" office:date-value="2021-10-25T00:00:00" table:style-name="ce2">
            <text:p>25.10.21</text:p>
          </table:table-cell>
          <table:table-cell office:value-type="date" office:date-value="2021-10-26T00:00:00" table:style-name="ce2">
            <text:p>26.10.21</text:p>
          </table:table-cell>
          <table:table-cell office:value-type="date" office:date-value="2021-10-27T00:00:00" table:style-name="ce2">
            <text:p>27.10.21</text:p>
          </table:table-cell>
          <table:table-cell office:value-type="date" office:date-value="2021-10-28T00:00:00" table:style-name="ce2">
            <text:p>28.10.21</text:p>
          </table:table-cell>
          <table:table-cell office:value-type="string" table:style-name="ce1">
            <text:p>KW44</text:p>
          </table:table-cell>
          <table:table-cell office:value-type="string" table:style-name="ce1">
            <text:p>KW46</text:p>
          </table:table-cell>
          <table:table-cell office:value-type="string" table:style-name="ce1">
            <text:p>KW47</text:p>
          </table:table-cell>
          <table:table-cell office:value-type="string" table:style-name="ce1">
            <text:p>KW48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4">
            <text:p>Projektvereinbahrung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5">
            <text:p>Andere Arbeiten in der Bibliothek anschauen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5">
            <text:p>Struktur des schriftlichen Teils aufstellen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5">
            <text:p>Titelblatt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5">
            <text:p>Abstract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5">
            <text:p>Einleitung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2" table:style-name="ce5">
            <text:p>Farbpsychologie Hintergrund Ideen geschichte probleme pipapo</text:p>
          </table:table-cell>
          <table:table-cell table:number-columns-repeated="16383" table:style-name="ce1"/>
        </table:table-row>
        <table:table-row table:style-name="ro3">
          <table:covered-table-cell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5">
            <text:p>App Dokumentieren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/>
        </table:table-row>
        <table:table-row table:style-name="ro2">
          <table:table-cell office:value-type="string" table:number-columns-spanned="1" table:number-rows-spanned="2" table:style-name="ce5">
            <text:p>Umfrage Resultat Auswert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number-rows-repeated="2" table:style-name="ro1">
          <table:table-cell table:style-name="ce3"/>
          <table:table-cell table:number-columns-repeated="16383"/>
        </table:table-row>
        <table:table-row table:style-name="ro2">
          <table:table-cell office:value-type="string" table:number-columns-spanned="1" table:number-rows-spanned="2" table:style-name="ce5">
            <text:p>Abbildungs Quellen Tabellen Verzeichnis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Schluss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Quellenverzeichnis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Dank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Anhang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Bescheinugung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Funktionsweise der App definier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4">
          <table:table-cell office:value-type="string" table:number-columns-spanned="1" table:number-rows-spanned="2" table:style-name="ce5">
            <text:p>Mit Skizzen und Wireframes die Benutzeroberfläche der App designen</text:p>
          </table:table-cell>
          <table:table-cell table:number-columns-repeated="16383"/>
        </table:table-row>
        <table:table-row table:style-name="ro5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4">
            <text:p>Stack definier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Programmierumgebung einricht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Frontend Oberfläche final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Frontend auf API Zugreifen lass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Datenbankmodel definier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Datenbankmodel umsetzt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Rest API realisieren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Liam Reihwald</dc:creator>
    <meta:creation-date>2021-10-27T13:53:12Z</meta:creation-date>
    <dc:date>2021-11-28T21:14:22Z</dc:date>
    <meta:editing-cycles>5</meta:editing-cycles>
    <meta:editing-duration>PT0S</meta:editing-duration>
  </office:meta>
</office:document-meta>
</file>